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1500000015972BEA442A602449.png" manifest:media-type="image/png"/>
  <manifest:file-entry manifest:full-path="Pictures/100006FF000001C2000001C2CD5E29A20A845CC7.svg" manifest:media-type="image/svg+xml"/>
  <manifest:file-entry manifest:full-path="Pictures/10000537000001C2000001C29BCA9FFE11989A97.svg" manifest:media-type="image/svg+xml"/>
  <manifest:file-entry manifest:full-path="Pictures/10000AE0000001C2000001C2571525DFAA4FBC44.svg" manifest:media-type="image/svg+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KaTeX Typewriter" svg:font-family="'KaTeX Typewriter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d7d7d7" loext:opacity="100%" style:font-name="Open Sans" fo:letter-spacing="normal" fo:font-style="normal" fo:font-weight="bold" fo:background-color="#000000"/>
    </style:style>
    <style:style style:name="P2" style:family="paragraph" style:parent-style-name="Heading_20_2">
      <style:text-properties fo:font-variant="normal" fo:text-transform="none" fo:color="#d7d7d7" loext:opacity="100%" style:font-name="inherit" fo:font-size="14.3999996185303pt" fo:letter-spacing="normal" fo:font-style="normal" fo:font-weight="bold" fo:background-color="#000000" loext:padding="0cm" loext:border="none"/>
    </style:style>
    <style:style style:name="P3" style:family="paragraph" style:parent-style-name="Heading_20_3">
      <style:paragraph-properties fo:margin-left="0cm" fo:margin-right="0cm" fo:margin-top="0.508cm" fo:margin-bottom="0.169cm" style:contextual-spacing="false" style:line-height-at-least="0.593cm" fo:text-align="start" style:justify-single-word="false" fo:orphans="2" fo:widows="2" fo:text-indent="0cm" style:auto-text-indent="false" fo:padding="0cm" fo:border="none"/>
      <style:text-properties fo:font-variant="normal" fo:text-transform="none" fo:color="#d7d7d7" loext:opacity="100%" style:font-name="inherit" fo:font-size="10.8000001907349pt" fo:letter-spacing="normal" fo:font-style="normal" fo:font-weight="bold" fo:background-color="#000000" loext:padding="0cm" loext:border="none"/>
    </style:style>
    <style:style style:name="P4" style:family="paragraph" style:parent-style-name="Preformatted_20_Text">
      <loext:graphic-properties draw:fill="solid" draw:fill-color="#24262c" draw:opacity="100%"/>
      <style:paragraph-properties fo:margin-left="0cm" fo:margin-right="0cm" fo:margin-top="0cm" fo:margin-bottom="0cm" style:contextual-spacing="false" style:line-height-at-least="0.466cm" fo:text-align="start" style:justify-single-word="false" fo:orphans="2" fo:widows="2" fo:text-indent="0cm" style:auto-text-indent="false" fo:background-color="#24262c" fo:padding="0cm" fo:border="none"/>
      <style:text-properties fo:font-variant="normal" fo:text-transform="none" fo:color="#d7d7d7" loext:opacity="100%" style:font-name="inherit" fo:font-size="8.39999961853027pt" fo:letter-spacing="normal" fo:font-style="normal" fo:font-weight="bold" fo:background-color="#000000" loext:padding="0cm" loext:border="none"/>
    </style:style>
    <style:style style:name="P5" style:family="paragraph" style:parent-style-name="Standard">
      <style:paragraph-properties fo:margin-left="0.127cm" fo:margin-right="0cm" fo:margin-top="0cm" fo:margin-bottom="0cm" style:contextual-spacing="false" style:line-height-at-least="0.466cm" fo:orphans="2" fo:widows="2" fo:text-indent="0cm" style:auto-text-indent="false"/>
      <style:text-properties fo:font-variant="normal" fo:text-transform="none" fo:color="#333333" loext:opacity="100%" fo:letter-spacing="normal" fo:background-color="#000000" loext:padding="0cm" loext:border="none"/>
    </style:style>
    <style:style style:name="P6" style:family="paragraph" style:parent-style-name="Standard">
      <style:paragraph-properties fo:margin-left="0cm" fo:margin-right="0cm" fo:margin-top="0cm" fo:margin-bottom="0cm" style:contextual-spacing="false" style:line-height-at-least="0.529cm" fo:orphans="2" fo:widows="2" fo:text-indent="0cm" style:auto-text-indent="false"/>
      <style:text-properties fo:font-variant="normal" fo:text-transform="none" fo:color="#d7d7d7" loext:opacity="100%" style:font-name="inherit" fo:font-size="9.60000038146973pt" fo:letter-spacing="normal" fo:font-style="normal" fo:font-weight="bold" fo:background-color="#000000" loext:padding="0cm" loext:border="none"/>
    </style:style>
    <style:style style:name="P7" style:family="paragraph" style:parent-style-name="Standard">
      <style:text-properties fo:background-color="#000000"/>
    </style:style>
    <style:style style:name="P8" style:family="paragraph" style:parent-style-name="Text_20_body">
      <style:text-properties fo:color="#d7d7d7" loext:opacity="100%"/>
    </style:style>
    <style:style style:name="P9" style:family="paragraph" style:parent-style-name="Text_20_body" style:list-style-name="L1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d7d7d7" loext:opacity="100%" style:font-name="inherit" fo:font-size="8.39999961853027pt" fo:letter-spacing="normal" fo:font-style="normal" fo:font-weight="normal" fo:background-color="#000000" loext:padding="0cm" loext:border="none"/>
    </style:style>
    <style:style style:name="P10" style:family="paragraph" style:parent-style-name="Text_20_body" style:list-style-name="L3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d7d7d7" loext:opacity="100%" style:font-name="inherit" fo:font-size="8.39999961853027pt" fo:letter-spacing="normal" fo:font-style="normal" fo:font-weight="normal" fo:background-color="#000000" loext:padding="0cm" loext:border="none"/>
    </style:style>
    <style:style style:name="P11" style:family="paragraph" style:parent-style-name="Text_20_body" style:list-style-name="L2">
      <style:paragraph-properties fo:margin-left="0.296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d7d7d7" loext:opacity="100%" style:font-name="inherit" fo:font-size="8.39999961853027pt" fo:letter-spacing="normal" fo:font-style="normal" fo:font-weight="normal" fo:background-color="#000000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style:line-height-at-least="0.466cm" fo:text-align="start" style:justify-single-word="false" fo:orphans="2" fo:widows="2" fo:text-indent="0cm" style:auto-text-indent="false"/>
      <style:text-properties fo:font-variant="normal" fo:text-transform="none" fo:color="#d7d7d7" loext:opacity="100%" style:font-name="Open Sans" fo:font-size="8.39999961853027pt" fo:letter-spacing="normal" fo:font-style="normal" fo:font-weight="normal" fo:background-color="#000000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</style:style>
    <style:style style:name="P14" style:family="paragraph" style:parent-style-name="Text_20_body" style:list-style-name="L3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style="italic"/>
    </style:style>
    <style:style style:name="T2" style:family="text">
      <style:text-properties style:font-name="KaTeX Main"/>
    </style:style>
    <style:style style:name="T3" style:family="text">
      <style:text-properties fo:color="#d7d7d7" loext:opacity="100%" style:font-name="inherit" fo:font-size="8.39999961853027pt" fo:font-style="normal" fo:font-weight="normal"/>
    </style:style>
    <style:style style:name="T4" style:family="text">
      <style:text-properties fo:font-variant="normal" fo:text-transform="none" fo:color="#d7d7d7" loext:opacity="100%" style:font-name="inherit" fo:font-size="8.39999961853027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d7d7d7" loext:opacity="100%" style:font-name="inherit" fo:font-size="8.39999961853027pt" fo:letter-spacing="normal" fo:font-style="normal" fo:font-weight="normal" fo:background-color="#1d1e23" loext:char-shading-value="0" loext:padding="0cm" loext:border="none"/>
    </style:style>
    <style:style style:name="T6" style:family="text">
      <style:text-properties fo:font-variant="normal" fo:text-transform="none" fo:color="#d7d7d7" loext:opacity="100%" style:font-name="inherit" fo:font-size="8.39999961853027pt" fo:letter-spacing="normal" fo:font-style="normal" fo:font-weight="normal" fo:background-color="#000000" loext:char-shading-value="0" loext:padding="0cm" loext:border="none"/>
    </style:style>
    <style:style style:name="T7" style:family="text">
      <style:text-properties fo:font-variant="normal" fo:text-transform="none" fo:color="#d7d7d7" loext:opacity="100%" style:font-name="inherit" fo:font-size="8.39999961853027pt" fo:letter-spacing="normal" fo:font-style="normal" fo:font-weight="normal" fo:background-color="#000000" loext:char-shading-value="0" loext:padding="0cm" loext:border="none"/>
    </style:style>
    <style:style style:name="T8" style:family="text">
      <style:text-properties fo:font-variant="normal" fo:text-transform="none" fo:color="#d7d7d7" loext:opacity="100%" style:font-name="inherit" fo:font-size="8.39999961853027pt" fo:letter-spacing="normal" fo:font-style="italic" fo:font-weight="normal" loext:padding="0cm" loext:border="none"/>
    </style:style>
    <style:style style:name="T9" style:family="text">
      <style:text-properties fo:font-variant="normal" fo:text-transform="none" fo:color="#d7d7d7" loext:opacity="100%" style:font-name="inherit" fo:font-size="8.39999961853027pt" fo:letter-spacing="normal" fo:font-style="italic" fo:font-weight="normal" fo:background-color="#1d1e23" loext:char-shading-value="0" loext:padding="0cm" loext:border="none"/>
    </style:style>
    <style:style style:name="T10" style:family="text">
      <style:text-properties fo:font-variant="normal" fo:text-transform="none" fo:color="#d7d7d7" loext:opacity="100%" style:font-name="inherit" fo:font-size="8.39999961853027pt" fo:letter-spacing="normal" fo:font-style="italic" fo:font-weight="normal" fo:background-color="#000000" loext:char-shading-value="0" loext:padding="0cm" loext:border="none"/>
    </style:style>
    <style:style style:name="T11" style:family="text">
      <style:text-properties fo:font-variant="normal" fo:text-transform="none" fo:color="#d7d7d7" loext:opacity="100%" style:font-name="inherit" fo:font-size="8.39999961853027pt" fo:letter-spacing="normal" fo:font-style="italic" fo:font-weight="normal" fo:background-color="#000000" loext:char-shading-value="0" loext:padding="0cm" loext:border="none"/>
    </style:style>
    <style:style style:name="T12" style:family="text">
      <style:text-properties fo:font-variant="normal" fo:text-transform="none" fo:color="#d7d7d7" loext:opacity="100%" style:font-name="KaTeX Main" fo:font-size="8.39999961853027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d7d7d7" loext:opacity="100%" style:font-name="KaTeX Main" fo:font-size="8.39999961853027pt" fo:letter-spacing="normal" fo:font-style="normal" fo:font-weight="normal" fo:background-color="#000000" loext:char-shading-value="0" loext:padding="0cm" loext:border="none"/>
    </style:style>
    <style:style style:name="T14" style:family="text">
      <style:text-properties fo:font-variant="normal" fo:text-transform="none" fo:color="#d7d7d7" loext:opacity="100%" style:font-name="KaTeX Main" fo:font-size="8.39999961853027pt" fo:letter-spacing="normal" fo:font-style="normal" fo:font-weight="normal" fo:background-color="#000000" loext:char-shading-value="0" loext:padding="0cm" loext:border="none"/>
    </style:style>
    <style:style style:name="T15" style:family="text">
      <style:text-properties fo:font-variant="normal" fo:text-transform="none" fo:color="#d7d7d7" loext:opacity="100%" style:font-name="Menlo" fo:font-size="8.39999961853027pt" fo:letter-spacing="normal" fo:font-style="normal" fo:font-weight="normal" fo:background-color="#1d1e23" loext:char-shading-value="0" loext:padding="0cm" loext:border="none"/>
    </style:style>
    <style:style style:name="T16" style:family="text">
      <style:text-properties fo:font-variant="normal" fo:text-transform="none" fo:color="#d7d7d7" loext:opacity="100%" style:font-name="Menlo" fo:font-size="8.39999961853027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d7d7d7" loext:opacity="100%" style:font-name="Menlo" fo:font-size="8.39999961853027pt" fo:letter-spacing="normal" fo:font-style="normal" fo:font-weight="normal" fo:background-color="#000000" loext:char-shading-value="0" loext:padding="0cm" loext:border="none"/>
    </style:style>
    <style:style style:name="T18" style:family="text">
      <style:text-properties fo:font-variant="normal" fo:text-transform="none" fo:color="#d7d7d7" loext:opacity="100%" style:font-name="Menlo" fo:font-size="8.39999961853027pt" fo:letter-spacing="normal" fo:font-style="normal" fo:font-weight="normal" fo:background-color="#000000" loext:char-shading-value="0" loext:padding="0cm" loext:border="none"/>
    </style:style>
    <style:style style:name="T19" style:family="text">
      <style:text-properties fo:font-variant="normal" fo:text-transform="none" fo:color="#d7d7d7" loext:opacity="100%" style:font-name="KaTeX Typewriter" fo:font-size="8.39999961853027pt" fo:letter-spacing="normal" fo:font-style="normal" fo:font-weight="normal" loext:padding="0cm" loext:border="none"/>
    </style:style>
    <style:style style:name="T20" style:family="text">
      <style:text-properties fo:font-variant="normal" fo:text-transform="none" fo:color="#d7d7d7" loext:opacity="100%" style:font-name="KaTeX Typewriter" fo:font-size="8.39999961853027pt" fo:letter-spacing="normal" fo:font-style="normal" fo:font-weight="normal" fo:background-color="#000000" loext:char-shading-value="0" loext:padding="0cm" loext:border="none"/>
    </style:style>
    <style:style style:name="T21" style:family="text">
      <style:text-properties fo:font-variant="normal" fo:text-transform="none" fo:color="#d7d7d7" loext:opacity="100%" style:font-name="KaTeX Typewriter" fo:font-size="8.39999961853027pt" fo:letter-spacing="normal" fo:font-style="normal" fo:font-weight="normal" fo:background-color="#000000" loext:char-shading-value="0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ucky Seven</text:h>
      <text:h text:style-name="P2" text:outline-level="2">Problem</text:h>
      <text:section text:style-name="Sect1" text:name="problem-statement">
        <text:p text:style-name="P13"><text:span text:style-name="T7">Chef considers the number </text:span><draw:frame draw:style-name="fr1" draw:name="Quadro1" text:anchor-type="char" svg:width="0.041cm" draw:z-index="0"><draw:text-box fo:min-height="0.041cm"><text:p text:style-name="P8">7</text:p></draw:text-box></draw:frame><text:span text:style-name="T14">7</text:span><text:span text:style-name="T7"> lucky. As a result, he believes that the </text:span><draw:frame draw:style-name="fr1" draw:name="Quadro2" text:anchor-type="char" svg:width="0.041cm" draw:z-index="1"><draw:text-box fo:min-height="0.041cm"><text:p text:style-name="P8">7</text:p></draw:text-box></draw:frame><text:span text:style-name="T14">7</text:span><text:span text:style-name="T7">-th letter he sees on a day is his </text:span><text:span text:style-name="Emphasis"><text:span text:style-name="T11">lucky letter</text:span></text:span><text:span text:style-name="T7"> of the day.</text:span></text:p>
        <text:p text:style-name="P13"><text:span text:style-name="T7">You are given a string </text:span><draw:frame draw:style-name="fr1" draw:name="Quadro3" text:anchor-type="char" svg:width="0.041cm" draw:z-index="2"><draw:text-box fo:min-height="0.041cm"><text:p text:style-name="P8">�</text:p></draw:text-box></draw:frame><text:span text:style-name="T11">S</text:span><text:span text:style-name="T7"> of length </text:span><draw:frame draw:style-name="fr1" draw:name="Quadro4" text:anchor-type="char" svg:width="0.041cm" draw:z-index="3"><draw:text-box fo:min-height="0.041cm"><text:p text:style-name="P8">10</text:p></draw:text-box></draw:frame><text:span text:style-name="T14">10</text:span><text:span text:style-name="T7">, denoting the first </text:span><draw:frame draw:style-name="fr1" draw:name="Quadro5" text:anchor-type="char" svg:width="0.041cm" draw:z-index="4"><draw:text-box fo:min-height="0.041cm"><text:p text:style-name="P8">10</text:p></draw:text-box></draw:frame><text:span text:style-name="T14">10</text:span><text:span text:style-name="T7"> letters Chef saw today.<text:line-break/>What is Chef's </text:span><text:span text:style-name="Emphasis"><text:span text:style-name="T11">lucky letter</text:span></text:span><text:span text:style-name="T7">?</text:span></text:p>
        <text:h text:style-name="P3" text:outline-level="3">Input Format</text:h>
        <text:list xml:id="list587753076" text:style-name="L1">
          <text:list-item>
            <text:p text:style-name="P9">The only line of input contains a string <draw:frame draw:style-name="fr1" draw:name="Quadro6" text:anchor-type="char" svg:width="0.041cm" draw:z-index="5"><draw:text-box fo:min-height="0.041cm"><text:p text:style-name="P8">�</text:p></draw:text-box></draw:frame><text:span text:style-name="T1">S</text:span>, of length <draw:frame draw:style-name="fr1" draw:name="Quadro7" text:anchor-type="char" svg:width="0.041cm" draw:z-index="6"><draw:text-box fo:min-height="0.041cm"><text:p text:style-name="P8">10</text:p></draw:text-box></draw:frame><text:span text:style-name="T2">10</text:span>.</text:p>
          </text:list-item>
        </text:list>
        <text:h text:style-name="P3" text:outline-level="3">Output Format</text:h>
        <text:list xml:id="list3968976697" text:style-name="L2">
          <text:list-item>
            <text:p text:style-name="P11">Print a single character: Chef's lucky letter .</text:p>
          </text:list-item>
        </text:list>
        <text:h text:style-name="P3" text:outline-level="3">Constraints</text:h>
        <text:list xml:id="list1435141245" text:style-name="L3">
          <text:list-item>
            <text:p text:style-name="P10"><draw:frame draw:style-name="fr1" draw:name="Quadro8" text:anchor-type="char" svg:width="0.041cm" draw:z-index="7"><draw:text-box fo:min-height="0.041cm"><text:p text:style-name="P8">�</text:p></draw:text-box></draw:frame><text:span text:style-name="T1">S</text:span> has a length of <draw:frame draw:style-name="fr1" draw:name="Quadro9" text:anchor-type="char" svg:width="0.041cm" draw:z-index="8"><draw:text-box fo:min-height="0.041cm"><text:p text:style-name="P8">10</text:p></draw:text-box></draw:frame><text:span text:style-name="T2">10</text:span></text:p>
          </text:list-item>
          <text:list-item>
            <text:p text:style-name="P14"><draw:frame draw:style-name="fr1" draw:name="Quadro10" text:anchor-type="char" svg:width="0.041cm" draw:z-index="9"><draw:text-box fo:min-height="0.041cm"><text:p text:style-name="P8">�</text:p></draw:text-box></draw:frame><text:span text:style-name="T11">S</text:span><text:span text:style-name="T7"> contains only lowercase Latin letters (i.e, the characters </text:span><text:span text:style-name="Source_20_Text"><text:span text:style-name="T18">'a'</text:span></text:span><text:span text:style-name="T7"> to </text:span><text:span text:style-name="Source_20_Text"><text:span text:style-name="T18">'z'</text:span></text:span><text:span text:style-name="T7">)</text:span></text:p>
          </text:list-item>
        </text:list>
        <text:h text:style-name="P3" text:outline-level="3">Sample 1:</text:h>
        <text:p text:style-name="P12">Input</text:p>
        <text:p text:style-name="P12">Output</text:p>
        <text:p text:style-name="P4">proceeding</text:p>
        <text:p text:style-name="P4">d</text:p>
        <text:h text:style-name="P3" text:outline-level="3">Explanation:</text:h>
        <text:p text:style-name="P13"><text:span text:style-name="T7">The </text:span><draw:frame draw:style-name="fr1" draw:name="Quadro11" text:anchor-type="char" svg:width="0.041cm" draw:z-index="10"><draw:text-box fo:min-height="0.041cm"><text:p text:style-name="P8">7</text:p></draw:text-box></draw:frame><text:span text:style-name="T14">7</text:span><text:span text:style-name="T7">-th character of </text:span><draw:frame draw:style-name="fr1" draw:name="Quadro12" text:anchor-type="char" svg:width="0.041cm" draw:z-index="11"><draw:text-box fo:min-height="0.041cm"><text:p text:style-name="P8">"proceeding"</text:p></draw:text-box></draw:frame><text:span text:style-name="T21">"proceeding"</text:span><text:span text:style-name="T7"> is </text:span><text:span text:style-name="Source_20_Text"><text:span text:style-name="T18">'d'</text:span></text:span><text:span text:style-name="T7">, and hence that is Chef's lucky letter.</text:span></text:p>
        <text:h text:style-name="P3" text:outline-level="3">Sample 2:</text:h>
        <text:p text:style-name="P12">Input</text:p>
        <text:p text:style-name="P12">Output</text:p>
        <text:p text:style-name="P4">outofsight</text:p>
        <text:p text:style-name="P4">i</text:p>
        <text:h text:style-name="P3" text:outline-level="3">Explanation:</text:h>
        <text:p text:style-name="P13"><text:span text:style-name="T7">The </text:span><draw:frame draw:style-name="fr1" draw:name="Quadro13" text:anchor-type="char" svg:width="0.041cm" draw:z-index="12"><draw:text-box fo:min-height="0.041cm"><text:p text:style-name="P8">7</text:p></draw:text-box></draw:frame><text:span text:style-name="T14">7</text:span><text:span text:style-name="T7">-th character of </text:span><draw:frame draw:style-name="fr1" draw:name="Quadro14" text:anchor-type="char" svg:width="0.041cm" draw:z-index="13"><draw:text-box fo:min-height="0.041cm"><text:p text:style-name="P8">"outofsight"</text:p></draw:text-box></draw:frame><text:span text:style-name="T21">"outofsight"</text:span><text:span text:style-name="T7"> is </text:span><text:span text:style-name="Source_20_Text"><text:span text:style-name="T18">'i'</text:span></text:span><text:span text:style-name="T7">, and hence that is Chef's lucky letter.</text:span></text:p>
      </text:section>
      <text:p text:style-name="P5"><draw:frame draw:style-name="fr2" draw:name="Figura1" text:anchor-type="as-char" svg:width="0.45cm" svg:height="0.45cm" draw:z-index="14"><draw:image xlink:href="Pictures/100006FF000001C2000001C2CD5E29A20A845CC7.svg" xlink:type="simple" xlink:show="embed" xlink:actuate="onLoad" draw:mime-type="image/svg+xml"/><draw:image xlink:href="Pictures/100006FF000001C2000001C2CD5E29A20A845CC7.svg" xlink:type="simple" xlink:show="embed" xlink:actuate="onLoad" draw:mime-type="image/svg+xml"/><svg:title>accepted</svg:title></draw:frame><text:span text:style-name="T3">Accepted</text:span></text:p>
      <text:p text:style-name="P6">9282</text:p>
      <text:p text:style-name="P5"><draw:frame draw:style-name="fr2" draw:name="Figura2" text:anchor-type="as-char" svg:width="0.45cm" svg:height="0.45cm" draw:z-index="15"><draw:image xlink:href="Pictures/10000537000001C2000001C29BCA9FFE11989A97.svg" xlink:type="simple" xlink:show="embed" xlink:actuate="onLoad" draw:mime-type="image/svg+xml"/><draw:image xlink:href="Pictures/10000537000001C2000001C29BCA9FFE11989A97.svg" xlink:type="simple" xlink:show="embed" xlink:actuate="onLoad" draw:mime-type="image/svg+xml"/><svg:title>total-Submissions</svg:title></draw:frame><text:span text:style-name="T3">Submissions</text:span></text:p>
      <text:p text:style-name="P6">13589</text:p>
      <text:p text:style-name="P5"><draw:frame draw:style-name="fr2" draw:name="Figura3" text:anchor-type="as-char" svg:width="0.45cm" svg:height="0.45cm" draw:z-index="16"><draw:image xlink:href="Pictures/10000AE0000001C2000001C2571525DFAA4FBC44.svg" xlink:type="simple" xlink:show="embed" xlink:actuate="onLoad" draw:mime-type="image/svg+xml"/><draw:image xlink:href="Pictures/100000010000001500000015972BEA442A602449.png" xlink:type="simple" xlink:show="embed" xlink:actuate="onLoad" draw:mime-type="image/png"/><svg:title>accuracy</svg:title></draw:frame><text:span text:style-name="T3">Accuracy</text:span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KaTeX Typewriter" svg:font-family="'KaTeX Typewriter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06T19:50:18.679000000</dc:date>
    <meta:editing-duration>PT1M2S</meta:editing-duration>
    <meta:editing-cycles>2</meta:editing-cycles>
    <meta:generator>LibreOffice/7.2.2.2$Windows_X86_64 LibreOffice_project/02b2acce88a210515b4a5bb2e46cbfb63fe97d56</meta:generator>
    <meta:document-statistic meta:table-count="0" meta:image-count="3" meta:object-count="0" meta:page-count="1" meta:paragraph-count="44" meta:word-count="160" meta:character-count="820" meta:non-whitespace-character-count="708"/>
  </office:meta>
</office:document-meta>
</file>